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 officeooo:rsid="0011f2bb" officeooo:paragraph-rsid="0011f2bb" style:font-weight-asian="bold" style:font-weight-complex="bold"/>
    </style:style>
    <style:style style:name="P5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bold" officeooo:rsid="0011f2bb" officeooo:paragraph-rsid="0011f2bb" style:font-weight-asian="bold" style:font-weight-complex="bold"/>
    </style:style>
    <style:style style:name="P6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bold" officeooo:paragraph-rsid="0011f2bb"/>
    </style:style>
    <style:style style:name="P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weight="normal"/>
    </style:style>
    <style:style style:name="T2" style:family="text">
      <style:text-properties officeooo:rsid="0011f2b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ersona 1</text:p>
      <text:p text:style-name="P3"><text:tab/>Jakub Kalarus </text:p>
      <text:p text:style-name="P1"><text:tab/>Age 20 </text:p>
      <text:p text:style-name="P1"><text:tab/>Year of Study 1</text:p>
      <text:p text:style-name="P2"/>
      <text:p text:style-name="P1"><text:tab/>Jakub is in his first year but has only gone to university for </text:p>
      <text:p text:style-name="P1"><text:tab/>the experience and become more independant. He was brought up by </text:p>
      <text:p text:style-name="P1"><text:tab/>his Nan whom catered for his every needs, thus not developing any </text:p>
      <text:p text:style-name="P1"><text:tab/>cooking knowledge. He would like to inspire to be a good cook and </text:p>
      <text:p text:style-name="P1"><text:tab/>invest more time into it. When he shops in Lidl he's almost </text:p>
      <text:p text:style-name="P1"><text:tab/>clueless and walks around aimlessly at times, thus he settles for </text:p>
      <text:p text:style-name="P1"><text:tab/>cheap frozen food. He feels hes got alot of time and energy saved </text:p>
      <text:p text:style-name="P1"><text:tab/>up to put into cooking proper meals and doesn't mind spending a little </text:p>
      <text:p text:style-name="P1"><text:tab/>more on food. When he does buy fresh food, he tends to always forget about </text:p>
      <text:p text:style-name="P1"><text:tab/>it as he takes too long to figure out a meal to make out of it. </text:p>
      <text:p text:style-name="P1"><text:tab/>Overall he needs guidance and would appreciate an easy appraoch to being </text:p>
      <text:p text:style-name="P7"><text:tab/>able to follow recipes.</text:p>
      <text:p text:style-name="P5">Persona 2</text:p>
      <text:p text:style-name="P6"><text:span text:style-name="T2"><text:tab/></text:span><text:span text:style-name="T1">Kate Jackson</text:span></text:p>
      <text:p text:style-name="P1"><text:tab/>Age 23</text:p>
      <text:p text:style-name="P1"><text:tab/>Year of Study 3</text:p>
      <text:p text:style-name="P2"/>
      <text:p text:style-name="P1"><text:tab/>Kate is in her third and final year of her Psychology degree. She is very <text:tab/>dedicated individual, who puts a lot of hours into her work and study. <text:tab/>However this can takeaway from the time she spends in the kitchen. She <text:tab/>ends up chucking food away that is past it's expiry date because she <text:tab/>hasn't had <text:tab/>the time to cook what she has purchased. She sometimes forgets <text:tab/>what food is in her cupboards and fridge. THerefore results in a fair <text:tab/>amount of food wastage. She wants to cut down on her wastage by finding <text:tab/>the time to cook <text:tab/>more of what she buys by taking advantage of recipes <text:tab/>which take around 10 <text:tab/>minutes to <text:tab/>cook.</text:p>
      <text:p text:style-name="P5"/>
      <text:p text:style-name="P5">Persona 3</text:p>
      <text:p text:style-name="P4"><text:tab/>Mark Thomas</text:p>
      <text:p text:style-name="P1"><text:tab/>Age 18</text:p>
      <text:p text:style-name="P1"><text:tab/>Year of Study 1</text:p>
      <text:p text:style-name="P2"/>
      <text:p text:style-name="P1"><text:tab/>Due to his parents raising him in a conservative fashion, Mark has learned <text:tab/>to always double check his cupboards before doing a shop. He finds <text:tab/>shopping</text:p>
      <text:p text:style-name="P1"><text:tab/>online more effecient as he can find food deals better and save money. But <text:tab/>this also leads to him buying too much food. When cooking Mark likes to</text:p>
      <text:p text:style-name="P1"><text:tab/>follow recipes, especially if they are health. He feels recipes extend his <text:tab/>cooking capabilities. Mark finds that he throws away food quite often as <text:tab/>he has terrible portion control and makes too much food for himself.</text:p>
      <text:p text:style-name="P5"/>
      <text:p text:style-name="P5">Persona 4</text:p>
      <text:p text:style-name="P6"><text:span text:style-name="T2"><text:tab/></text:span><text:span text:style-name="T1">Sally 'o Hanson</text:span></text:p>
      <text:p text:style-name="P1"><text:tab/>Age 20</text:p>
      <text:p text:style-name="P1"><text:tab/>Year of Study 2</text:p>
      <text:p text:style-name="P2"/>
      <text:p text:style-name="P1"><text:tab/>As sally is an only child she is a product of a spoilt child. </text:p>
      <text:p text:style-name="P1"><text:tab/>Her parents will give her a lot of attention and always cook for her, <text:tab/>organise her files for school, thus never taught her any real life skills </text:p>
      <text:p text:style-name="P1"><text:tab/>to living alone. She does not know how to wash up, cook, or even know the <text:tab/>value of money.</text:p>
      <text:p text:style-name="P1"><text:tab/>Because of this she likes to shop in-stores with cash so she doesn't <text:tab/>overspend as during her first year she spent too much.</text:p>
      <text:p text:style-name="P1"><text:tab/>However, old habits die hard, hence sally is still unorganised leading to <text:tab/>her not always packing her ingredients/meals thus leading them to go off.</text:p>
      <text:p text:style-name="P7"><text:tab/>This then leads her to being in a situation with no more food so Sally <text:tab/>would then have her takeaways in these cas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5T17:15:08.065000000</meta:creation-date>
    <dc:date>2019-10-15T17:20:39.253000000</dc:date>
    <meta:editing-duration>PT5M32S</meta:editing-duration>
    <meta:editing-cycles>1</meta:editing-cycles>
    <meta:document-statistic meta:table-count="0" meta:image-count="0" meta:object-count="0" meta:page-count="1" meta:paragraph-count="38" meta:word-count="521" meta:character-count="2788" meta:non-whitespace-character-count="2234"/>
    <meta:generator>LibreOffice/6.3.2.2$Windows_X86_64 LibreOffice_project/98b30e735bda24bc04ab42594c85f7fd8be07b9c</meta:generator>
  </office:meta>
</office:document-meta>
</file>